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616cm" svg:y="13.479cm">
            <draw:object draw:notify-on-update-of-ranges="Sheet1.B33:Sheet1.B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4.616cm" svg:y="1.579cm">
            <draw:object draw:notify-on-update-of-ranges="Sheet1.B5:Sheet1.B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Anzahl der eindeutig bestimmbaren Gene für -s = all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74">
            <text:p>7.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.75">
            <text:p>75.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.23">
            <text:p>99.23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string">
            <text:p>Anzahl der eindeutig bestimmbaren Gene für -s = 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.48">
            <text:p>26.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.52">
            <text:p>59.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.55">
            <text:p>81.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0.04">
            <text:p>90.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.14">
            <text:p>93.1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ant </meta:initial-creator>
    <meta:creation-date>2013-02-20T10:36:48</meta:creation-date>
    <dc:date>2013-02-20T13:42:12</dc:date>
    <dc:creator>quant </dc:creator>
    <meta:editing-duration>PT2H58M27S</meta:editing-duration>
    <meta:editing-cycles>7</meta:editing-cycles>
    <meta:generator>LibreOffice/3.5$Linux_x86 LibreOffice_project/350m1$Build-2</meta:generator>
    <meta:document-statistic meta:table-count="3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02cm" svg:y="0.316cm" chart:style-name="ch2">
          <text:p>percent of distinct genes for -s 0</text:p>
        </chart:title>
        <chart:plot-area chart:style-name="ch3" table:cell-range-address="Sheet1.B33:Sheet1.B48" svg:x="1.331cm" svg:y="1.635cm" svg:width="14.029cm" svg:height="6.204cm">
          <chartooo:coordinate-region svg:x="2.138cm" svg:y="1.835cm" svg:width="13.222cm" svg:height="5.357cm"/>
          <chart:axis chart:dimension="x" chart:name="primary-x" chart:style-name="ch4">
            <chart:title svg:x="7.084cm" svg:y="8.019cm" chart:style-name="ch5">
              <text:p>number of bases</text:p>
            </chart:title>
          </chart:axis>
          <chart:axis chart:dimension="y" chart:name="primary-y" chart:style-name="ch6">
            <chart:title svg:x="0.451cm" svg:y="6.541cm" chart:style-name="ch7">
              <text:p>percent of distinct genes</text:p>
            </chart:title>
            <chart:grid chart:style-name="ch8" chart:class="major"/>
          </chart:axis>
          <chart:series chart:style-name="ch9" chart:values-cell-range-address="Sheet1.B33:Sheet1.B48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3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14">
                <text:p>93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percent of distinct genes for -s = all</text:p>
        </chart:title>
        <chart:plot-area chart:style-name="ch3" table:cell-range-address="Sheet1.B5:Sheet1.B14" svg:x="1.331cm" svg:y="1.635cm" svg:width="14.029cm" svg:height="6.204cm">
          <chartooo:coordinate-region svg:x="2.138cm" svg:y="1.834cm" svg:width="13.222cm" svg:height="5.358cm"/>
          <chart:axis chart:dimension="x" chart:name="primary-x" chart:style-name="ch4">
            <chart:title svg:x="7.084cm" svg:y="8.019cm" chart:style-name="ch5">
              <text:p>number of bases</text:p>
            </chart:title>
          </chart:axis>
          <chart:axis chart:dimension="y" chart:name="primary-y" chart:style-name="ch6">
            <chart:title svg:x="0.45cm" svg:y="5.997cm" chart:style-name="ch7">
              <text:p>percent of distinct genes</text:p>
            </chart:title>
            <chart:grid chart:style-name="ch8" chart:class="major"/>
          </chart:axis>
          <chart:series chart:style-name="ch9" chart:values-cell-range-address="Sheet1.B5:Sheet1.B14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23">
                <text:p>99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